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FileSystemConfigBuilder.setMaxSize( FileSystemOptions opts , int sizeIn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SystemConfigBuilder.RamFileSystem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SystemConfigBuilder.getMaxSize( FileSystem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amFileSystemConfigBuil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FileSystemConfigBuilder.get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